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7.1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cm" svg:height="2cm" svg:x="11.2cm" svg:y="13.3cm">
          <text:p text:style-name="P1">Sim-KNX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cm" svg:height="2cm" svg:x="11.2cm" svg:y="9.7cm">
          <text:p text:style-name="P1">C++ Api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cm" svg:height="2cm" svg:x="2.3cm" svg:y="6cm">
          <text:p text:style-name="P1">Webpagin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6cm" svg:height="2cm" svg:x="11.2cm" svg:y="6cm">
          <text:p text:style-name="P1">Apple HomeKi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6cm" svg:height="2cm" svg:x="20.1cm" svg:y="6cm">
          <text:p text:style-name="P1">Andere iot toepassinge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cm" svg:y1="11.7cm" svg:x2="15cm" svg:y2="13.3cm" draw:start-shape="id1" draw:start-glue-point="2" draw:end-shape="id2" draw:end-glue-point="0" svg:d="M15000 11700v1600" svg:viewBox="0 0 1 1601">
          <text:p text:style-name="P1"><text:tab/> Uart</text:p>
        </draw:connector>
        <draw:connector draw:style-name="gr2" draw:text-style-name="P2" draw:layer="layout" svg:x1="6.1cm" svg:y1="8cm" svg:x2="11.2cm" svg:y2="10.7cm" draw:start-shape="id3" draw:start-glue-point="2" draw:end-shape="id1" draw:end-glue-point="3" svg:d="M6100 8000v2700h5100" svg:viewBox="0 0 5101 2701">
          <text:p text:style-name="P3">Udp</text:p>
        </draw:connector>
        <draw:connector draw:style-name="gr2" draw:text-style-name="P2" draw:layer="layout" svg:x1="23.9cm" svg:y1="8cm" svg:x2="18.8cm" svg:y2="10.7cm" draw:start-shape="id4" draw:start-glue-point="2" draw:end-shape="id1" draw:end-glue-point="1" svg:d="M23900 8000v2700h-5100" svg:viewBox="0 0 5101 2701">
          <text:p text:style-name="P1"><text:tab/><text:tab/><text:tab/><text:tab/><text:tab/> Udp</text:p>
        </draw:connector>
        <draw:connector draw:style-name="gr2" draw:text-style-name="P2" draw:layer="layout" svg:x1="15cm" svg:y1="8cm" svg:x2="15cm" svg:y2="9.7cm" draw:start-shape="id5" draw:start-glue-point="2" draw:end-shape="id1" draw:end-glue-point="0" svg:d="M15000 8000v1700" svg:viewBox="0 0 1 1701">
          <text:p text:style-name="P1"><text:tab/> Ud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3:20:14.939610503</meta:creation-date>
    <dc:date>2017-03-20T13:25:32.412008899</dc:date>
    <meta:editing-duration>PT5M17S</meta:editing-duration>
    <meta:editing-cycles>1</meta:editing-cycles>
    <meta:document-statistic meta:object-count="9"/>
    <meta:generator>LibreOffice/5.3.1.2$Linux_X86_64 LibreOffice_project/30m0$Build-2</meta:generator>
  </office:meta>
</office:document-meta>
</file>